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6018" officeooo:paragraph-rsid="00066018"/>
    </style:style>
    <style:style style:name="P2" style:family="paragraph" style:parent-style-name="Standard">
      <style:paragraph-properties fo:text-align="justify" style:justify-single-word="false"/>
      <style:text-properties officeooo:rsid="00066018" officeooo:paragraph-rsid="00066018"/>
    </style:style>
    <style:style style:name="P3" style:family="paragraph" style:parent-style-name="Standard">
      <style:paragraph-properties fo:text-align="start" style:justify-single-word="false"/>
      <style:text-properties officeooo:rsid="00066018" officeooo:paragraph-rsid="00066018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66018" officeooo:paragraph-rsid="00066018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66018" officeooo:paragraph-rsid="00066018" style:font-weight-asian="bold" style:font-weight-complex="bold"/>
    </style:style>
    <style:style style:name="P6" style:family="paragraph" style:parent-style-name="Standard">
      <style:paragraph-properties fo:text-align="end" style:justify-single-word="false"/>
      <style:text-properties fo:font-weight="bold" officeooo:rsid="00066018" officeooo:paragraph-rsid="00066018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P4">INSTANCIA</text:p>
      <text:p text:style-name="P1"><text:span text:style-name="T2">Nombre del interesado</text:span>, <text:span text:style-name="T1">con domicilio</text:span> en dirección del interesado y <text:span text:style-name="T1">con NIF</text:span> NIF del interesado</text:p>
      <text:p text:style-name="P1"/>
      <text:p text:style-name="P5">EXPONE :</text:p>
      <text:p text:style-name="P5"/>
      <text:p text:style-name="P3"><text:span text:style-name="T1">QUE con fecha de </text:span>Haga clic aquí para escribir una fecha, <text:span text:style-name="T1">presentó solicitud de ayuda para </text:span><text:s/>describa la ayuda solicitada, <text:span text:style-name="T1">conforme a lo establecido en las bases de la convocatoria,</text:span></text:p>
      <text:p text:style-name="P3"/>
      <text:p text:style-name="P5">QUE al día de 11/29/22 no ha recibido respuesta, positiva o negativa, ni solicitud de ampliación o aclaración al proyecto presentado,</text:p>
      <text:p text:style-name="P5"/>
      <text:p text:style-name="P5">SOLICITA:</text:p>
      <text:p text:style-name="P5"/>
      <text:p text:style-name="P5">De esta entidad información sobre el curso de la solicitud de ayuda y el proyecto presentados.</text:p>
      <text:p text:style-name="P5"/>
      <text:p text:style-name="P5"/>
      <text:p text:style-name="P5">A la espera de sus noticias,</text:p>
      <text:p text:style-name="P1"/>
      <text:p text:style-name="P6">Lugar, 11/29/22</text:p>
      <text:p text:style-name="P6"/>
      <text:p text:style-name="P6">(Su nombre)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9T08:22:28.006072870</meta:creation-date>
    <dc:date>2022-11-29T08:29:38.437212195</dc:date>
    <meta:editing-duration>PT7M11S</meta:editing-duration>
    <meta:editing-cycles>1</meta:editing-cycles>
    <meta:document-statistic meta:table-count="0" meta:image-count="0" meta:object-count="0" meta:page-count="1" meta:paragraph-count="10" meta:word-count="96" meta:character-count="579" meta:non-whitespace-character-count="492"/>
    <meta:generator>LibreOffice/7.3.7.2$Linux_X86_64 LibreOffice_project/30$Build-2</meta:generator>
  </office:meta>
</office:document-meta>
</file>